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00000040026856D7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QTBlimpo" svg:font-family="QTBlimpo" style:font-pitch="variable"/>
    <style:font-face style:name="QTBlimpo1" svg:font-family="QTBlimpo" style:font-adornments="Mediu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fo:min-height="6.7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font-name="QTBlimpo" fo:font-size="84pt" fo:font-style="normal" fo:text-shadow="none" style:text-underline-style="none" fo:font-weight="normal" style:letter-kerning="true" style:font-name-asian="Noto Sans CJK SC" style:font-size-asian="80pt" style:font-style-asian="normal" style:font-weight-asian="normal" style:font-name-complex="FreeSans" style:font-size-complex="80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QTBlimpo1" fo:font-size="66pt" fo:font-style="normal" fo:text-shadow="none" style:text-underline-style="none" fo:font-weight="normal" style:letter-kerning="true" style:font-name-asian="Noto Sans CJK SC" style:font-size-asian="66pt" style:font-style-asian="normal" style:font-weight-asian="normal" style:font-name-complex="FreeSans" style:font-size-complex="6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QTBlimpo1" fo:font-size="88pt" fo:font-style="normal" fo:text-shadow="none" style:text-underline-style="none" fo:font-weight="normal" style:letter-kerning="true" style:font-name-asian="Noto Sans CJK SC" style:font-size-asian="88pt" style:font-style-asian="normal" style:font-weight-asian="normal" style:font-name-complex="FreeSans" style:font-size-complex="8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QTBlimpo1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QTBlimpo1" fo:font-size="80pt" fo:font-style="normal" fo:text-shadow="none" style:text-underline-style="none" fo:font-weight="normal" style:letter-kerning="true" fo:background-color="transparent" style:font-name-asian="Noto Sans CJK SC" style:font-size-asian="80pt" style:font-style-asian="normal" style:font-weight-asian="normal" style:font-name-complex="FreeSans" style:font-size-complex="8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1.1cm" svg:height="7cm" svg:x="4.05cm" svg:y="2.35cm">
          <draw:text-box>
            <text:p text:style-name="P1"><text:span text:style-name="T1">Die Rückkehr der</text:span></text:p>
            <text:p text:style-name="P1"><text:span text:style-name="T1">Miezen</text:span><text:span text:style-name="T2"> <text:s/></text:span><text:span text:style-name="T3"><text:s text:c="2"/></text:span><text:span text:style-name="T4">2026</text:span></text:p>
          </draw:text-box>
        </draw:frame>
        <draw:frame draw:style-name="gr2" draw:text-style-name="P3" draw:layer="layout" svg:width="17.396cm" svg:height="17.396cm" svg:x="6.304cm" svg:y="9.404cm">
          <draw:image xlink:href="Pictures/10000001000004000000040026856D7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QTBlimpo" svg:font-family="QTBlimpo" style:font-pitch="variable"/>
    <style:font-face style:name="QTBlimpo1" svg:font-family="QTBlimpo" style:font-adornments="Mediu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9-14T23:55:38.801291274</meta:creation-date>
    <dc:date>2025-12-22T22:59:53.931476075</dc:date>
    <meta:editing-duration>PT4H11M11S</meta:editing-duration>
    <meta:editing-cycles>28</meta:editing-cycles>
    <meta:generator>LibreOffice/25.2.6.2$Linux_X86_64 LibreOffice_project/520$Build-2</meta:generator>
    <meta:print-date>2024-10-24T21:41:04.529822772</meta:print-date>
    <meta:printed-by>PDF-Dateien</meta:printed-by>
    <meta:document-statistic meta:object-count="2"/>
  </office:meta>
</office:document-meta>
</file>